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B1B81A6D6AB029D.png" manifest:media-type="image/png"/>
  <manifest:file-entry manifest:full-path="Pictures/10000200000000AB000000AB30F2169CDC44591D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275c87" officeooo:paragraph-rsid="001608a1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608a1"/>
    </style:style>
    <style:style style:name="P3" style:family="paragraph" style:parent-style-name="Table_20_Contents">
      <style:paragraph-properties fo:text-align="center" style:justify-single-word="false"/>
      <style:text-properties officeooo:paragraph-rsid="001608a1"/>
    </style:style>
    <style:style style:name="P4" style:family="paragraph" style:parent-style-name="Table_20_Contents">
      <style:paragraph-properties fo:text-align="center" style:justify-single-word="false"/>
      <style:text-properties officeooo:rsid="00285ce0" officeooo:paragraph-rsid="001608a1"/>
    </style:style>
    <style:style style:name="P5" style:family="paragraph" style:parent-style-name="Standard">
      <style:paragraph-properties fo:text-align="start" style:justify-single-word="false"/>
      <style:text-properties officeooo:paragraph-rsid="001608a1"/>
    </style:style>
    <style:style style:name="P6" style:family="paragraph" style:parent-style-name="Standard">
      <style:paragraph-properties fo:text-align="center" style:justify-single-word="false"/>
      <style:text-properties officeooo:paragraph-rsid="001608a1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68cb0" officeooo:paragraph-rsid="001608a1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3218f2" officeooo:paragraph-rsid="001608a1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e511a" officeooo:paragraph-rsid="001608a1"/>
    </style:style>
    <style:style style:name="P10" style:family="paragraph" style:parent-style-name="Standard">
      <style:paragraph-properties fo:text-align="start" style:justify-single-word="false"/>
      <style:text-properties style:text-position="0% 100%" officeooo:paragraph-rsid="001608a1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608a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608a1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608a1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608a1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608a1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ssignment <text:variable-set text:name="Assignment" office:value-type="float" office:value="0.04" style:data-style-name="N0">0.04</text:variable-set>: <text:span text:style-name="T2">Arc Length</text:span></text:p>
      <text:list xml:id="list7701868401175684883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11">360<text:span text:style-name="T3">°</text:span></text:p>
          </table:table-cell>
          <table:table-cell table:style-name="Table1.A1" office:value-type="string">
            <text:list xml:id="list203740719905578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203739730170823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203740526107640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203740051065837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203740143925348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203740296487669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203739208697380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7"/>
      <text:p text:style-name="P7"/>
      <text:p text:style-name="P7"/>
      <text:list xml:id="list203739790631765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2"><draw:frame draw:style-name="fr3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3"><draw:frame draw:style-name="fr3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<draw:frame draw:style-name="fr3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4">1.124</text:p>
          </table:table-cell>
          <table:table-cell table:style-name="Table2.H1" office:value-type="string">
            <text:p text:style-name="P4">1.124<text:span text:style-name="T4">p</text:span></text:p>
          </table:table-cell>
        </table:table-row>
      </table:table>
      <text:p text:style-name="P7"/>
      <text:p text:style-name="P7"/>
      <text:p text:style-name="P7"/>
      <text:list xml:id="list203739837622810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7"/>
      <text:p text:style-name="P7"/>
      <text:p text:style-name="P7"/>
      <text:p text:style-name="P7"/>
      <text:p text:style-name="P7"/>
      <text:list xml:id="list203741015491853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7"/>
      <text:p text:style-name="P7"/>
      <text:p text:style-name="P7"/>
      <text:p text:style-name="P7"/>
      <text:list xml:id="list203739926279308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5"/>
      <text:p text:style-name="P5"/>
      <text:p text:style-name="P5"/>
      <text:p text:style-name="P7"/>
      <text:list xml:id="list203740756926004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5"/>
      <text:p text:style-name="P5"/>
      <text:p text:style-name="P7"/>
      <text:p text:style-name="P7"/>
      <text:list xml:id="list203740422477253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7"/>
      <text:p text:style-name="P7"/>
      <text:p text:style-name="P7"/>
      <text:p text:style-name="P7"/>
      <text:list xml:id="list203741131670542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203740910430090" text:continue-numbering="true" text:style-name="L1">
        <text:list-item>
          <text:p text:style-name="P13">A zip-line is 140m long. <text:s/>As a tourist rides down the line a wheel of r=2 cm turns. <text:s/>How many rotations does the wheel make as the tourist rides the zip-line?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203741067690808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203740205741050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list xml:id="list203739584882853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7"/>
      <text:p text:style-name="P10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30F2169CDC44591D.png" xlink:type="simple" xlink:show="embed" xlink:actuate="onLoad"/></draw:frame><draw:frame draw:style-name="Mfr2" draw:name="graphics3" text:anchor-type="paragraph" svg:x="-0.0283in" svg:y="-0.4654in" svg:width="0.8in" svg:height="0.85in" draw:z-index="7"><draw:image xlink:href="Pictures/10000201000000EF000001004B1B81A6D6AB029D.png" xlink:type="simple" xlink:show="embed" xlink:actuate="onLoad"/></draw:frame> <text:s text:c="20"/>Name:<text:tab/><text:tab/><text:date style:data-style-name="N37" text:date-value="2016-08-29T20:37:39.04646634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1.877238231</meta:creation-date>
    <meta:editing-duration>PT8M9S</meta:editing-duration>
    <meta:editing-cycles>5</meta:editing-cycles>
    <meta:generator>LibreOffice/5.0.6.2$Linux_X86_64 LibreOffice_project/00$Build-2</meta:generator>
    <dc:date>2016-08-29T20:37:38.893160897</dc:date>
    <meta:document-statistic meta:table-count="2" meta:image-count="2" meta:object-count="4" meta:page-count="2" meta:paragraph-count="33" meta:word-count="263" meta:character-count="1374" meta:non-whitespace-character-count="1109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